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steroidBelts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table:number-columns-spanned="8" table:number-rows-spanned="1">
            <text:p>Volume min et max en m3</text:p>
          </table:table-cell>
          <table:covered-table-cell table:number-columns-repeated="7"/>
        </table:table-row>
        <table:table-row table:style-name="ro1">
          <table:table-cell office:value-type="string">
            <text:p>Type</text:p>
          </table:table-cell>
          <table:table-cell office:value-type="string">
            <text:p>probabilite</text:p>
          </table:table-cell>
          <table:table-cell office:value-type="string">
            <text:p>Uraninite </text:p>
          </table:table-cell>
          <table:table-cell office:value-type="string">
            <text:p>Tobernite </text:p>
          </table:table-cell>
          <table:table-cell office:value-type="string">
            <text:p>Tennantite </text:p>
          </table:table-cell>
          <table:table-cell office:value-type="string">
            <text:p>liebigite </text:p>
          </table:table-cell>
          <table:table-cell office:value-type="string">
            <text:p>Quartz </text:p>
          </table:table-cell>
          <table:table-cell office:value-type="string">
            <text:p>Bauxite </text:p>
          </table:table-cell>
          <table:table-cell office:value-type="string">
            <text:p>Graphite </text:p>
          </table:table-cell>
          <table:table-cell office:value-type="string">
            <text:p>Glace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00-1500</text:p>
          </table:table-cell>
          <table:table-cell office:value-type="string">
            <text:p>50-200</text:p>
          </table:table-cell>
          <table:table-cell table:number-columns-repeated="6"/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0-1500</text:p>
          </table:table-cell>
          <table:table-cell/>
          <table:table-cell office:value-type="string">
            <text:p>50-200</text:p>
          </table:table-cell>
          <table:table-cell table:number-columns-repeated="4"/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100-1500</text:p>
          </table:table-cell>
          <table:table-cell table:number-columns-repeated="3"/>
          <table:table-cell office:value-type="string">
            <text:p>50-200</text:p>
          </table:table-cell>
          <table:table-cell/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50-200</text:p>
          </table:table-cell>
          <table:table-cell table:number-columns-repeated="2"/>
          <table:table-cell office:value-type="string">
            <text:p>100-1500</text:p>
          </table:table-cell>
          <table:table-cell table:number-columns-repeated="4"/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50-200</text:p>
          </table:table-cell>
          <table:table-cell/>
          <table:table-cell office:value-type="string">
            <text:p>100-1500</text:p>
          </table:table-cell>
          <table:table-cell table:number-columns-repeated="3"/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50-200</text:p>
          </table:table-cell>
          <table:table-cell office:value-type="string">
            <text:p>100-1500</text:p>
          </table:table-cell>
          <table:table-cell table:number-columns-repeated="2"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50-200</text:p>
          </table:table-cell>
          <table:table-cell office:value-type="string">
            <text:p>100-1500</text:p>
          </table:table-cell>
          <table:table-cell/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string">
            <text:p>200-2500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formula="of:=[.A21]+1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9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9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9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5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3M10S</meta:editing-duration>
    <meta:editing-cycles>3</meta:editing-cycles>
    <meta:generator>OpenOffice/4.1.3$Win32 OpenOffice.org_project/413m1$Build-9783</meta:generator>
    <dc:date>2017-12-20T15:29:32.10</dc:date>
    <meta:document-statistic meta:table-count="1" meta:cell-count="59" meta:object-count="0"/>
    <meta:user-defined meta:name="Info 1"/>
    <meta:user-defined meta:name="Info 2"/>
    <meta:user-defined meta:name="Info 3"/>
    <meta:user-defined meta:name="Info 4"/>
  </office:meta>
</office:document-meta>
</file>